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2688" officeooo:paragraph-rsid="000e2688"/>
    </style:style>
    <style:style style:name="P2" style:family="paragraph" style:parent-style-name="Standard">
      <style:text-properties officeooo:rsid="000e2688" officeooo:paragraph-rsid="0051a409"/>
    </style:style>
    <style:style style:name="P3" style:family="paragraph" style:parent-style-name="Heading_20_6">
      <style:text-properties style:font-name="Calibri" fo:font-size="12pt" fo:font-weight="normal" officeooo:rsid="0015b118" officeooo:paragraph-rsid="0015b118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11a091" officeooo:paragraph-rsid="0011a091"/>
    </style:style>
    <style:style style:name="P5" style:family="paragraph" style:parent-style-name="Standard">
      <style:text-properties officeooo:rsid="001373bc" officeooo:paragraph-rsid="001373bc"/>
    </style:style>
    <style:style style:name="P6" style:family="paragraph" style:parent-style-name="Standard">
      <style:text-properties officeooo:rsid="0015b118" officeooo:paragraph-rsid="0015b118"/>
    </style:style>
    <style:style style:name="P7" style:family="paragraph" style:parent-style-name="Standard">
      <style:text-properties officeooo:rsid="0015b118" officeooo:paragraph-rsid="0021a0b5"/>
    </style:style>
    <style:style style:name="P8" style:family="paragraph" style:parent-style-name="Text_20_body">
      <style:text-properties officeooo:paragraph-rsid="000e2688"/>
    </style:style>
    <style:style style:name="P9" style:family="paragraph" style:parent-style-name="Text_20_body">
      <style:text-properties officeooo:paragraph-rsid="00260432"/>
    </style:style>
    <style:style style:name="P10" style:family="paragraph" style:parent-style-name="Text_20_body">
      <style:text-properties officeooo:rsid="001c56c2" officeooo:paragraph-rsid="003b41e5"/>
    </style:style>
    <style:style style:name="P11" style:family="paragraph" style:parent-style-name="Text_20_body">
      <style:text-properties officeooo:rsid="003bcb83" officeooo:paragraph-rsid="003bcb83"/>
    </style:style>
    <style:style style:name="P12" style:family="paragraph" style:parent-style-name="Standard">
      <style:text-properties officeooo:rsid="004f0376" officeooo:paragraph-rsid="0051a409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paragraph-rsid="003b41e5"/>
    </style:style>
    <style:style style:name="P15" style:family="paragraph" style:parent-style-name="Text_20_body" style:list-style-name="L1">
      <style:text-properties officeooo:paragraph-rsid="003b41e5"/>
    </style:style>
    <style:style style:name="P16" style:family="paragraph" style:parent-style-name="Text_20_body" style:list-style-name="L1">
      <style:text-properties officeooo:rsid="001c56c2" officeooo:paragraph-rsid="003b41e5"/>
    </style:style>
    <style:style style:name="P17" style:family="paragraph" style:parent-style-name="Text_20_body" style:list-style-name="L1">
      <style:text-properties officeooo:rsid="001c56c2" officeooo:paragraph-rsid="001c56c2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T1" style:family="text">
      <style:text-properties officeooo:rsid="00129f10"/>
    </style:style>
    <style:style style:name="T2" style:family="text">
      <style:text-properties officeooo:rsid="0013ffe0"/>
    </style:style>
    <style:style style:name="T3" style:family="text">
      <style:text-properties fo:font-weight="normal" officeooo:rsid="0013ffe0" style:font-weight-asian="normal" style:font-weight-complex="normal"/>
    </style:style>
    <style:style style:name="T4" style:family="text">
      <style:text-properties officeooo:rsid="0016f5d5"/>
    </style:style>
    <style:style style:name="T5" style:family="text">
      <style:text-properties officeooo:rsid="001d51f8"/>
    </style:style>
    <style:style style:name="T6" style:family="text">
      <style:text-properties officeooo:rsid="0021a0b5"/>
    </style:style>
    <style:style style:name="T7" style:family="text">
      <style:text-properties officeooo:rsid="002394fe"/>
    </style:style>
    <style:style style:name="T8" style:family="text">
      <style:text-properties officeooo:rsid="00260432"/>
    </style:style>
    <style:style style:name="T9" style:family="text">
      <style:text-properties officeooo:rsid="0026a7b9"/>
    </style:style>
    <style:style style:name="T10" style:family="text">
      <style:text-properties officeooo:rsid="0027c6c5"/>
    </style:style>
    <style:style style:name="T11" style:family="text">
      <style:text-properties officeooo:rsid="00292eeb"/>
    </style:style>
    <style:style style:name="T12" style:family="text">
      <style:text-properties style:text-position="super 58%" officeooo:rsid="00292eeb"/>
    </style:style>
    <style:style style:name="T13" style:family="text">
      <style:text-properties officeooo:rsid="002a0d04"/>
    </style:style>
    <style:style style:name="T14" style:family="text">
      <style:text-properties officeooo:rsid="00367ca1"/>
    </style:style>
    <style:style style:name="T15" style:family="text">
      <style:text-properties officeooo:rsid="0037f193"/>
    </style:style>
    <style:style style:name="T16" style:family="text">
      <style:text-properties officeooo:rsid="00395379"/>
    </style:style>
    <style:style style:name="T17" style:family="text">
      <style:text-properties officeooo:rsid="003b41e5"/>
    </style:style>
    <style:style style:name="T18" style:family="text">
      <style:text-properties officeooo:rsid="003cc8d2"/>
    </style:style>
    <style:style style:name="T19" style:family="text">
      <style:text-properties officeooo:rsid="003da917"/>
    </style:style>
    <style:style style:name="T20" style:family="text">
      <style:text-properties officeooo:rsid="003f0cf1"/>
    </style:style>
    <style:style style:name="T21" style:family="text">
      <style:text-properties officeooo:rsid="00433c93"/>
    </style:style>
    <style:style style:name="T22" style:family="text">
      <style:text-properties officeooo:rsid="004455e2"/>
    </style:style>
    <style:style style:name="T23" style:family="text">
      <style:text-properties officeooo:rsid="00459fc2"/>
    </style:style>
    <style:style style:name="T24" style:family="text">
      <style:text-properties officeooo:rsid="00464a8e"/>
    </style:style>
    <style:style style:name="T25" style:family="text">
      <style:text-properties officeooo:rsid="004832ec"/>
    </style:style>
    <style:style style:name="T26" style:family="text">
      <style:text-properties officeooo:rsid="0048f9d3"/>
    </style:style>
    <style:style style:name="T27" style:family="text">
      <style:text-properties officeooo:rsid="004aafdb"/>
    </style:style>
    <style:style style:name="T28" style:family="text">
      <style:text-properties officeooo:rsid="004b199b"/>
    </style:style>
    <style:style style:name="T29" style:family="text">
      <style:text-properties officeooo:rsid="004f9277"/>
    </style:style>
    <style:style style:name="T30" style:family="text">
      <style:text-properties officeooo:rsid="00512738"/>
    </style:style>
    <style:style style:name="T31" style:family="text">
      <style:text-properties officeooo:rsid="00549ce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Économique SAE 1.04 </text:p>
      <text:p text:style-name="P1"/>
      <text:p text:style-name="P4">Marius Poizot , Lony Fauchoit groupe F</text:p>
      <text:p text:style-name="P1"/>
      <text:p text:style-name="P1">Sujet : Épicerie .</text:p>
      <text:p text:style-name="P1"/>
      <text:p text:style-name="P5">Entreprise choisie : Carrefour Express </text:p>
      <text:p text:style-name="P1"/>
      <text:p text:style-name="P1">Une <text:span text:style-name="T2">é</text:span><text:span text:style-name="T3">picerie</text:span> est un <text:span text:style-name="T1">commerce de proximité </text:span><text:s/>de denrées alimentaires, mais, distribue également une diversité de produits sans rapport avec l'alimentation <text:span text:style-name="T5">ce qui est une spécificité unique a ce type d’activité .</text:span><text:span text:style-name="T6">Les épiceries sont incluent</text:span><text:span text:style-name="T7"> </text:span><text:span text:style-name="T6"><text:s/>dans le marché des biens et services au vu de ce qu’elles proposent pour les consommateurs .</text:span></text:p>
      <text:p text:style-name="P6"/>
      <text:p text:style-name="P6">Carrefour Express répond aux critères d’une épicerie car il propose des produits de consommation essentielles , du quotidien <text:span text:style-name="T4">et qu’il s’inscrit dans un commerce de proximité .</text:span></text:p>
      <text:p text:style-name="P7"/>
      <text:h text:style-name="P3" text:outline-level="6">Les chiffres clés de Carrefour Express <text:span text:style-name="T16">en France : </text:span></text:h>
      <text:list xml:id="list1347574100" text:style-name="L1">
        <text:list-header>
          <text:p text:style-name="P13"/>
        </text:list-header>
        <text:list-item>
          <text:p text:style-name="P14">Des surfaces magasin de 50m² à 300m² <text:span text:style-name="T17">(varie selon la région ou il est )</text:span></text:p>
        </text:list-item>
        <text:list-item>
          <text:p text:style-name="P13">Un chiffre d'affaire de 1 à 3 millions d'euros <text:span text:style-name="T17">(varie selon la région ou il est )</text:span></text:p>
        </text:list-item>
        <text:list-item>
          <text:p text:style-name="P14">Une fréquentation de 300 à 800 clients par jour <text:span text:style-name="T17">(varie selon la région ou il est )</text:span></text:p>
        </text:list-item>
        <text:list-item>
          <text:p text:style-name="P15">Un panier moyen de 7 à 15 euros <text:span text:style-name="T17">(varie selon la région ou il est )</text:span></text:p>
        </text:list-item>
        <text:list-item>
          <text:p text:style-name="P16">Moyenne de 3 salariés par enseigne .<text:span text:style-name="T17">(varie selon la région ou il est )</text:span></text:p>
        </text:list-item>
      </text:list>
      <text:p text:style-name="P10"/>
      <text:p text:style-name="P11">Particularité de l’entreprise : <text:span text:style-name="T27">C</text:span><text:span text:style-name="T22">ommerce de d</text:span><text:span text:style-name="T26">é</text:span><text:span text:style-name="T22">tail alimentaire </text:span><text:span text:style-name="T28">et de proximité</text:span><text:span text:style-name="T22"> non spécialis</text:span><text:span text:style-name="T31">é</text:span><text:span text:style-name="T22"> </text:span><text:span text:style-name="T27">avec un</text:span><text:span text:style-name="T22"> </text:span><text:span text:style-name="T23">effectif inf</text:span><text:span text:style-name="T25">érieur</text:span><text:span text:style-name="T23"> a 11 salariés . </text:span><text:span text:style-name="T24">Vient d’un concept du Maghreb avec des petits magasin répondant a tous les besoins possible . </text:span></text:p>
      <text:list xml:id="list160320473789998" text:continue-numbering="true" text:style-name="L1">
        <text:list-header>
          <text:p text:style-name="P17"/>
        </text:list-header>
      </text:list>
      <text:p text:style-name="P8">La politique RSE de Carrefour se décline aujourd’hui en quatre axes principaux :</text:p>
      <text:list xml:id="list405239123" text:style-name="L2">
        <text:list-item>
          <text:p text:style-name="P18"><text:span text:style-name="T14">l</text:span>imiter l’utilisation des ressources en luttant contre toutes les formes de gaspillage <text:s/><text:span text:style-name="T19">en utilisation et la limitation des emballages respectueux de l’environnement .</text:span></text:p>
        </text:list-item>
      </text:list>
      <text:list xml:id="list4107031000" text:style-name="L3">
        <text:list-item>
          <text:p text:style-name="P19">encourager la préservation des ressources et la biodiversité <text:s/><text:span text:style-name="T20">en proposant plus de produit BIO </text:span></text:p>
        </text:list-item>
      </text:list>
      <text:list xml:id="list3757888881" text:style-name="L4">
        <text:list-item>
          <text:p text:style-name="P20">accompagner les partenaires de l’entreprise <text:span text:style-name="T21">en les conseillant sur des choix a haute responsabilité .</text:span></text:p>
        </text:list-item>
      </text:list>
      <text:list xml:id="list372703777" text:style-name="L5">
        <text:list-item>
          <text:p text:style-name="P21">accompagner la dynamique sociale et encourager la diversité <text:span text:style-name="T21">en essayant de recruter un nombre égale d’hommes et de femmes . </text:span></text:p>
        </text:list-item>
      </text:list>
      <text:p text:style-name="Text_20_body"/>
      <text:p text:style-name="P9"><text:span text:style-name="T8">L’empreinte carbone de Carrefour express et des autres épiceries en général <text:s/>est difficile a évaluer </text:span><text:span text:style-name="T9">car il s’agit de commerce de proximité mais il est indéniable q</text:span><text:span text:style-name="T10">u’elle n’est pas négligeable , le groupe Carrefour en est plus que conscient au regard de sa politique RSE .</text:span><text:span text:style-name="T11">Le groupe Carrefour a d’ailleurs été classe 9</text:span><text:span text:style-name="T12">e</text:span><text:span text:style-name="T11"> sur 800 en terme d’efficacité énergétique </text:span><text:span text:style-name="T13">d</text:span>ans le Carbon Rankings publié <text:soft-page-break/>lundi 5 décembre <text:span text:style-name="T13">2016</text:span> par l'organisation ET Index Research <text:span text:style-name="T15">qui est un classement qui porte sur la rentabilité énergétique </text:span><text:span text:style-name="T18">de diverses entreprises . </text:span></text:p>
      <text:p text:style-name="P1"/>
      <text:p text:style-name="P12">Conclusion : </text:p>
      <text:p text:style-name="P2"/>
      <text:p text:style-name="P2"><text:span text:style-name="T29">Ce rapport nous a permis d’en connaître plus sur les épiceries en général . Nous avons </text:span><text:span text:style-name="T30">compris l’impact que peut avoir une épicerie sur une ville ou un village , elle permet de créer de la proximité entre les clients et les vendeur . Elle permet surtout , dans un contexte de transition alimentaire et de prise e conscience sur la questions environnementale , de proposer a ses clients des produits BIO , <text:s/>locaux en circuit courts a des prix bas , ce qui n’est malheureusement habituellement pas le cas quand on achète en circuit courts .</text:span><text:lin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1:22:51.629000000</meta:creation-date>
    <dc:date>2022-12-16T16:03:18.962000000</dc:date>
    <meta:editing-duration>PT2H19M39S</meta:editing-duration>
    <meta:editing-cycles>60</meta:editing-cycles>
    <meta:generator>LibreOffice/7.3.7.2$Windows_X86_64 LibreOffice_project/e114eadc50a9ff8d8c8a0567d6da8f454beeb84f</meta:generator>
    <meta:document-statistic meta:table-count="0" meta:image-count="0" meta:object-count="0" meta:page-count="2" meta:paragraph-count="23" meta:word-count="508" meta:character-count="2950" meta:non-whitespace-character-count="2461"/>
  </office:meta>
</office:document-meta>
</file>